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text-properties fo:font-size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SmartLocker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Progetto D19</text:span></text:p>
            <text:p><text:span text:style-name="T1"><text:s/></text:span></text:p>
            <text:p><text:span text:style-name="T1"><text:s text:c="3"/></text:span><text:span text:style-name="T1">Documentazione dei Requisiti: Roberto Gentilini</text:span></text:p>
            <text:p><text:span text:style-name="T1"><text:s text:c="4"/></text:span><text:span text:style-name="T1">Documentazione del Progetto: Joan Bacchella</text:span></text:p>
            <text:p><text:span text:style-name="T1"><text:s text:c="4"/></text:span><text:span text:style-name="T1">Documentazione del Codice: Andrea Stella</text:span></text:p>
            <text:p><text:span text:style-name="T1"><text:s text:c="4"/></text:span><text:span text:style-name="T1">Verifica e Convalida: Leonardo Cardone</text:span></text:p>
            <text:p><text:span text:style-name="T1"><text:s text:c="4"/></text:span><text:span text:style-name="T1">Qualità del Codice: Roberto Zappa</text:span></text:p>
            <text:p><text:span text:style-name="T1"><text:s text:c="4"/></text:span><text:span text:style-name="T1">Progettazione dell’Interfaccia: Sergio Gentilin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martLock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SmartLocker è un sistema di ritiro e consegna pacchi in un punto di ritiro. L'ecosistema <text:s/>comprende un server per la gestione dei dati, dei palmari per i fattorini e uno o più punti di ritiro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dello di Svilupp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Per lo sviluppo del sistema è stato adottato un modello incrementale leggero.</text:p>
              </text:list-header>
              <text:list-item>
                <text:p>In una prima iterazione sono state sviluppate le funzioni basilari del punto di ritiro.</text:p>
              </text:list-item>
              <text:list-item>
                <text:p>Nelle iterazioni successive sono state di volta in volta aggiunte nuove funzionalità (persistenza, notifica, palmare...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chitettur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Il sistema è composto da tre moduli, suddivisi in tre package principali:</text:p>
              </text:list-header>
              <text:list-item>
                <text:p>Un server connesso a un database remoto.</text:p>
              </text:list-item>
              <text:list-item>
                <text:p>Uno o più punti di ritiro.</text:p>
              </text:list-item>
              <text:list-item>
                <text:p>Zero o più palmari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ile Architettura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Il software si ispira al modello architetturale client/server ed è distribuito tra più dispositivi:</text:p>
              </text:list-header>
              <text:list-item>
                <text:p><text:s text:c="3"/>Un dispositivo che funge da server centrale sempre attivo e che rimane collegato a un database centralizzato.</text:p>
              </text:list-item>
              <text:list-item>
                <text:p><text:s text:c="4"/>Un punto di ritiro sulla cui interfaccia è installato il sistema del punto di ritiro.</text:p>
              </text:list-item>
              <text:list-item>
                <text:p><text:s text:c="4"/>Palmari utilizzati dai fattorini su cui è implementato il sistema del fattorino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posizio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>Il server centrale gestisce le interazioni tra fattorino/punto di ritiro e base di dati/server. Svolge le seguenti operazioni:</text:p>
              </text:list-header>
              <text:list-item>
                <text:p>Instaurazione del contatto: si stabilisce un canale di comunicazione tra client e server che prevede un processo di autenticazione.</text:p>
              </text:list-item>
              <text:list-item>
                <text:p>Elaborazione richiesta: il server accetta la richiesta del client e, se ne è in grado, la soddisfa eseguendo le operazioni necessarie sfruttando il database.</text:p>
              </text:list-item>
              <text:list-item>
                <text:p>Risposta: il server risponde al client offrendo il servizio richiesto tramite i dati appena elaborati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posizio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Il sistema del punto di ritiro si occupa dell'aggiornamento dell'interfaccia del punto di ritiro registrando i cambiamenti in seguito all'arrivo o al ritiro di un pacco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posizio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Il sistema del fattorino si occupa dell'interfaccia dedicata al fattorino e dell'aggiornamento progressivo dei pacchi da ritirare e consegnar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ML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quisiti Funzional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o alla volta, i clienti devono essere in grado di ritirare i pacchi inserendo il relativo codice, mentre i fattorini devono poter consegnare e ritirare i pacchi in seguito a identificazione.</text:p>
              </text:list-item>
              <text:list-item>
                <text:p>Il sistema deve aggiornare il proprio database in tempo reale.</text:p>
              </text:list-item>
              <text:list-item>
                <text:p>Servizio di notifica cliente in tempo reale in modalità asincrona.</text:p>
              </text:list-item>
              <text:list-item>
                <text:p>Supporto per lingua inglese e lingua italian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quisiti Funzional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 palmare deve poter facilitare al fattorino l'interazione con il punto di ritir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quisiti Non Funzionali<text:line-break/><text:span text:style-name="T2">(punto di ritiro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upporto per applicazioni scritte in linguaggio Java.</text:p>
              </text:list-item>
              <text:list-item>
                <text:p>Librerie per connessione al database MySQL, invio di notifiche tramite e-mail, test di unità.</text:p>
              </text:list-item>
              <text:list-item>
                <text:p>Facilità di utilizzo per pressoché qualsiasi tipo di cliente e fattorino una volta osservato il video esplicativo.</text:p>
              </text:list-item>
              <text:list-item>
                <text:p>Accesso al database limitato alle operazioni necessarie per il funzionamento del punto di ritir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quisiti Non Funzionali<text:line-break/><text:span text:style-name="T2">(palmare del fattorino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pporto per applicazioni scritte in linguaggio Java.</text:p>
              </text:list-item>
              <text:list-item>
                <text:p>Utilizzo immediato per pressoché qualsiasi tipo di fattorino dopo 5 minuti di addestramento.</text:p>
              </text:list-item>
              <text:list-item>
                <text:p>Accesso al database limitato alle operazioni necessarie per il funzionamento del palmare.</text:p>
              </text:list-item>
              <text:list-item>
                <text:p>Interfaccia grafica adatta a un sistema portati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equisiti Non Funzionali<text:line-break/><text:span text:style-name="T2">(cliente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ecessità di possedere un indirizzo e-mai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ML Serve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unzionamento Serv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l server è avviato e si prepara ad accettare una connessione.</text:p>
              </text:list-item>
              <text:list-item>
                <text:p>Il client connesso richiede un servizio al server attraverso un messaggio.</text:p>
              </text:list-item>
              <text:list-item>
                <text:p>Il server soddisfa la richiesta del client leggendo o scrivendo dati nel database.</text:p>
              </text:list-item>
              <text:list-item>
                <text:p>Se necessario, il server invia un messaggio di risposta al clie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unzionamento Serv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ttern GoF factory e strategy per la gestione della connessione attraverso classi ad alta coesione. Include i pattern GRASP indirection, polymorphism, high cohes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ML Punto di Ritiro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unzionamento Punto di Ritiro<text:line-break/><text:span text:style-name="T2">(ritiro/consegna dei pacchi del fattorino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l punto di ritiro richiede le credenziali al fattorino per il ritiro e la consegna dei pacchi.</text:p>
              </text:list-item>
              <text:list-item>
                <text:p>Tramite le credenziali il punto di ritiro identifica attraverso il server centrale i pacchi da consegnare e da ritirare da parte di quel fattorino.</text:p>
              </text:list-item>
              <text:list-item>
                <text:p>Vengono mostrate a video le box dove inserire/prelevare i pacchi.</text:p>
              </text:list-item>
              <text:list-item>
                <text:p>Viene inviata ai clienti un'e-mail di notifica di consegna/ritiro avvenuto.</text:p>
              </text:list-item>
              <text:list-item>
                <text:p>Viene aggiornato il databas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zionamento Punto di Ritiro<text:line-break/><text:span text:style-name="T2">(ritiro/consegna dei pacchi del fattorino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ttern facade per tenere basso l'accoppiamento tra livello applicativo e livello dei servizi.</text:p>
              </text:list-item>
              <text:list-item>
                <text:p>Pattern singleton per avere un accesso globale alla classe utilizzata per l'invio delle credenziali.</text:p>
              </text:list-item>
              <text:list-item>
                <text:p>Pattern observer per notificare l'interfaccia grafica di un evento esterno allo strato UI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unzionamento Punto di Ritiro<text:line-break/><text:span text:style-name="T2">(ritiro da parte del cliente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l punto di ritiro resta attende che venga inserito il codice inviato per e-mail al cliente. </text:p>
              </text:list-item>
              <text:list-item>
                <text:p>In caso di correttezza del codice, viene aperto il rispettivo armadietto con informazioni a video.</text:p>
              </text:list-item>
              <text:list-item>
                <text:p>Viene aggiornato il databas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zionamento Punto di Ritiro<text:line-break/><text:span text:style-name="T2">(ritiro da parte del cliente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ttern facade per tenere basso l'accoppiamento tra livello applicativo e livello dei servizi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zionamento Palmare Fattorin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l palmare richiede le credenziali al fattorino per eseguire il login.</text:p>
              </text:list-item>
              <text:list-item>
                <text:p>Il fattorino può visualizzare le sue destinazioni e i pacchi che trasporta sul palmare.</text:p>
              </text:list-item>
              <text:list-item>
                <text:p>Una volta arrivato a destinazione, il fattorino invia le credenziali al punto di ritiro direttamente tramite il palmare per poi consegnare e ritirare i pacchi.</text:p>
              </text:list-item>
              <text:list-item>
                <text:p>Viene aggiornato il databas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zionamento Palmare Fattorin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ttern facade per tenere basso l'accoppiamento tra livello applicativo e livello dei servizi.</text:p>
              </text:list-item>
              <text:list-item>
                <text:p>Pattern observer per notificare l'interfaccia grafica di un evento allo strato UI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i Apert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 cliente o un fattorino si dimentica di ritirare il pacco e lo lascia nella box.</text:p>
              </text:list-item>
              <text:list-item>
                <text:p>Il fattorino inserisce un pacco in una box errata.</text:p>
              </text:list-item>
              <text:list-item>
                <text:p>Come offrire funzionalità parziali nel caso di assenza di connessione al serv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2T10:41:21.557176575</meta:creation-date>
    <dc:date>2019-07-22T16:43:43.755040555</dc:date>
    <meta:editing-duration>PT4H21M51S</meta:editing-duration>
    <meta:editing-cycles>45</meta:editing-cycles>
    <meta:generator>LibreOffice/4.2.8.2$Linux_X86_64 LibreOffice_project/420m0$Build-2</meta:generator>
    <meta:document-statistic meta:object-count="121"/>
  </office:meta>
</office:document-meta>
</file>